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2pt" style:font-size-asian="12pt" style:font-size-complex="12pt"/>
    </style:style>
    <style:style style:name="P2" style:family="paragraph" style:parent-style-name="Standard">
      <style:text-properties style:font-name="sans-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Le nom de l’entreprise : What's Cooking ?</text:p>
      <text:p text:style-name="P1"/>
      <text:p text:style-name="P1">Le secteur d’activité (type d’entreprise) : C'est le secteur tertiaire ( service ), nous avons choisis SAS.</text:p>
      <text:p text:style-name="P1"/>
      <text:p text:style-name="P1">Vos motivations principales :</text:p>
      <text:p text:style-name="P1">-Activité pouvant touché tout le monde, tendance culinaire du moment.</text:p>
      <text:p text:style-name="P1">-Un projet réalisable avec nos compétences.</text:p>
      <text:p text:style-name="P1"/>
      <text:p text:style-name="P1">L’originalité ou l’intérêt de votre concept : </text:p>
      <text:p text:style-name="P1">-Une gestion de nos frigos/placards pour éviter le gaspillage.</text:p>
      <text:p text:style-name="P1">-Des idées de recettes en fonction de ce qu'on a.</text:p>
      <text:p text:style-name="P1">-La possibilité de créer des événements, pour savoir ce que chacun ramène.</text:p>
      <text:p text:style-name="P1"/>
      <text:p text:style-name="P1">3/</text:p>
      <text:p text:style-name="P1">Concept :</text:p>
      <text:p text:style-name="P1">Nous allons réaliser un site Internet ainsi qu'une application mobile permettant à tous les utilisateurs le souhaitant, de gérer le contenu de leur réfrigérateur afin de réaliser des recettes en se basant sur ces mêmes ingrédients. De plus l'utilisateur pourra si il le souhaite créé ou rejoindre des événements culinaires pour pouvoir gérer facilement les apports de tous les participants,le site permet de partager des recettes et des savoirs-faire entre utilisateurs. Enfin, il pourra commander et se faire livrer des denrées rares ne pouvant se trouver facilement en supermarché.</text:p>
      <text:p text:style-name="P1"/>
      <text:p text:style-name="P1">4/</text:p>
      <text:p text:style-name="P1">Marché :</text:p>
      <text:p text:style-name="P1">-Nous avons remarqué que le marché culinaire est en pleine expansion, il se développe à la télévision, au niveau littéraire.</text:p>
      <text:p text:style-name="P1">--Cette idée est parti d'un constat simple, en demandant à nos entourages, en manque d'idées sur des repas à préparer tous les jours, ils avaient besoin d'idées de recettes simple à réaliser avec les aliments dont ils disposaient. Ainsi que de connaître toutes les recettes envisageable à partir des ingrédients dans le réfrigérateur, </text:p>
      <text:p text:style-name="P1">Il y avait aussi un besoin au niveau des repas organisé pour savoir ce que chaque personne participant à l'événement devaient ramener, en le signalant à un endroit ou tous pourraient le consulter facilement et rapidement.</text:p>
      <text:p text:style-name="P1"/>
      <text:p text:style-name="P1">-Notre concurrent direct , Marmiton ou CuisineAZ, ont une notoriété bien acquise depuis des années ainsi que de nombreuses recettes. Ils permettent à partir d'ingrédients de voir une liste <text:s/>de recette réalisable, partager des recettes, voir des vidéos des recettes et pour certain <text:s/>recommander des restaurants.</text:p>
      <text:p text:style-name="P1">Nous avons trouver cette concurrence par des recherches Internet, ainsi qu'un dialogue avec notre enseignante.</text:p>
      <text:p text:style-name="P1"/>
      <text:p text:style-name="P1">-Nous pensons avoir une place sur le marché car nous sommes une entreprise jeunes et dynamique, nous disposons d'un aspect social plus développé en créant des événements regroupant plusieurs utilisateurs du site. </text:p>
      <text:p text:style-name="P1"/>
      <text:p text:style-name="P1"/>
      <text:p text:style-name="P1"><text:soft-page-break/>5/ Etude financière </text:p>
      <text:p text:style-name="P1"/>
      <text:p text:style-name="P1">CA : 40k la 1ère année, puis une augmentation de 30k pour l'année suivante</text:p>
      <text:p text:style-name="P1">2 à 4 % des usagers clique sur des pubs, avec environ 10 cts par clique, lorsque la notoriété augmente, le revenu de la pub augmente, on passe à 30 cts par clique, ce qui nous donne pour 500 000 cliques sur une pub, on arrive à 60 K € par mois.</text:p>
      <text:p text:style-name="P1"/>
      <text:p text:style-name="P1">Achats : Aucun achats, nous apportons notre propre capital social.</text:p>
      <text:p text:style-name="P1"/>
      <text:p text:style-name="P1">Charges : 60 € la première année pour l'hébergement du site, auquel on ajoutera 6000 € l'année d'après pour le loyer.</text:p>
      <text:p text:style-name="P1"/>
      <text:p text:style-name="P1">Résultat : Le résultat prévisionnel pour la première année est un bénéfice de 39,9 K €, puis passe à 63,9K € de bénéfice pour la seconde année.</text:p>
      <text:p text:style-name="P1"/>
      <text:p text:style-name="P1">Pas besoin de financement car nous avons les compétences pour réaliser le projet, et les apports nous servent à financer les locaux.</text:p>
      <text:p text:style-name="P1"/>
      <text:p text:style-name="P1"/>
      <text:p text:style-name="P1">6/ Bilan</text:p>
      <text:p text:style-name="P1">Ce module nous a permit de mieux connaître les éléments à réaliser pour monter une entreprise, ainsi que les éventuelles difficultés. Les intervenants ont apportés de la clarté et du concret au cours. Nous avons appris les documents utiles à remplir dans le cas d'une création d'entreprise.</text:p>
      <text:p text:style-name="P1"/>
      <text:p text:style-name="P1"/>
      <text:p text:style-name="P1">Seulement dans le cas où nous avons une bonne idée, plusieurs d'entre nous ne souhaite pas monter une entreprise à cause de la quantité de papier à rempli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HILMOINE</meta:initial-creator>
    <meta:creation-date>2015-03-14T08:34:09</meta:creation-date>
    <dc:date>2015-03-14T11:26:13</dc:date>
    <dc:creator>Benjamin HILMOINE</dc:creator>
    <meta:editing-duration>P0D</meta:editing-duration>
    <meta:editing-cycles>2</meta:editing-cycles>
    <meta:generator>LibreOffice/3.5$Linux_X86_64 LibreOffice_project/350m1$Build-2</meta:generator>
    <meta:document-statistic meta:table-count="0" meta:image-count="0" meta:object-count="0" meta:page-count="2" meta:paragraph-count="31" meta:word-count="608" meta:character-count="3690" meta:non-whitespace-character-count="3107"/>
  </office:meta>
</office:document-meta>
</file>